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</style:style>
    <style:style style:name="T13" style:parent-style-name="Fuentedepárrafopredeter." style:family="text">
      <style:text-properties style:font-name="Arial Black" fo:font-size="16pt" style:font-size-asian="16pt"/>
    </style:style>
    <style:style style:name="T14" style:parent-style-name="Fuentedepárrafopredeter." style:family="text"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9" style:family="table-cell">
      <style:table-cell-properties fo:border="0.0312in solid #000000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21" style:family="table-row">
      <style:table-row-properties style:min-row-height="9.7895in" style:use-optimal-row-height="false" fo:keep-together="always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3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4" style:family="table-row">
      <style:table-row-properties style:use-optimal-row-height="false" fo:keep-together="always"/>
    </style:style>
    <style:style style:name="TableCell25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6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 ERGONÓMICO</text:h>
          </table:table-cell>
          <table:table-cell table:style-name="TableCell11">
            <text:p text:style-name="P12"><text:span text:style-name="T13">AE</text:span><text:span text:style-name="T14">R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 table:number-columns-spanned="5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 table:number-columns-spanned="5">
            <text:p text:style-name="P26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08-05-27T22:06:00Z</meta:creation-date>
    <dc:date>2019-11-01T11:58:00Z</dc:date>
    <meta:print-date>2001-11-21T09:27:00Z</meta:print-date>
    <meta:template xlink:href="Normal.dotm" xlink:type="simple"/>
    <meta:editing-cycles>4</meta:editing-cycles>
    <meta:editing-duration>PT1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6" meta:character-count="40" meta:row-count="1" meta:non-whitespace-character-count="35"/>
  </office:meta>
</office:document-meta>
</file>